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 Dan, </text:p>
      <text:p text:style-name="Standard"/>
      <text:p text:style-name="Standard">Primeiro boa tarde/noite/dia ou madrugada, porque cientistas trabalham muito de madrugada !!</text:p>
      <text:p text:style-name="Standard">Dr Dan procurei o senhor porque pelo que li o senhor é acima de tudo um cientista, sabemos nós que tudo que a humanidade conquistou vem da ciencia, e um</text:p>
      <text:p text:style-name="Standard">grande mestre há 2000 anos atrás disse: Conhecereis a verdade e a verdade vos libertará !!!</text:p>
      <text:p text:style-name="Standard">Pra mim a verdade é a ciencia pois só a ciencia nos liberta da maior mazela que temos, que é a ignorancia !!</text:p>
      <text:p text:style-name="Standard">Bom, a minha historia é assim: </text:p>
      <text:p text:style-name="Standard">Eu desde 2001 era normal, as vezes ia no banheiro um tempo um pouco maior, uma meia hora, mas era normal da barriga. Depois de me mudar pra uma casa muito</text:p>
      <text:p text:style-name="Standard">boa no jabaquara e de passar por alguns problemas com familiares doentes a beira da morte, eu passei então ao longo dos meses, começar a ficar mais</text:p>
      <text:p text:style-name="Standard">tempo no banheiro do que o habitual, e com o passar dos anos fui tendo cada vez mais diarréia, mas até ai, eu ia tomando floratil e ia melhorando e piorando</text:p>
      <text:p text:style-name="Standard">e tocando a vida. Ja que eu sentia uma urgencia em evacuar, então eu preferia ter intestino solto ao invez de preso, alias sempre foi mais solto mesmo.</text:p>
      <text:p text:style-name="Standard">Sempre preferi porque me sinto mais limpo por dentro e não fico absorvendo toxinas, isso a meu ver, claro.</text:p>
      <text:p text:style-name="Standard">Bom ai o tempo foi passando e chegou no final de 2017 e quando chegou nessa data eu tinha sempre diarréia e isso foi me cansando, porque ao longo dos anos</text:p>
      <text:p text:style-name="Standard">fui perdendo compromissos e fui cada dia mais pesquisando sobre como me curar, apesar de passar em médicos e eles sempre me dizerem que era porque eu</text:p>
      <text:p text:style-name="Standard">estava obeso, alias desde 2001 que peso 175 quilos, agora estou com menos, não pesei ainda porque não é qualquer balança que me pesa.</text:p>
      <text:p text:style-name="Standard">Ai pesquisando e pesquisando encontrei o tal do kefir, que diziam operar milagres, consegui uma amostra cultivei e tomei, tomei durante 2 semanas e.... por</text:p>
      <text:p text:style-name="Standard">mais incrivel que pareça funcionou !!! Meu intestino não era mais solto, mas mal eu sabia que ai iriam começar meus pesadelos !!!</text:p>
      <text:p text:style-name="Standard">Ao longo de 6 meses comecei a ter uma falta de ar incrivel, e sempre que ia no banheiro e fazia mais do que o habitual a falta de ar passava, e </text:p>
      <text:p text:style-name="Standard">percebi que isso vinha de refluxo, então procurei medicos no final de 2018 que me confirmaram que era o refluxo, mas mesmo contando minha historia sobre</text:p>
      <text:p text:style-name="Standard">o kefir todos insistiam que era porque eu estou obeso, o que eu sempre discordei porque antes eu não tinha isso.</text:p>
      <text:p text:style-name="Standard">Mas como eu leio algumas coisas, fiquei com medo de perder o efeito do remedio que eu tomava e me ajudava muito que era o esomeprazol, e comecei a pesquisar</text:p>
      <text:p text:style-name="Standard">de novo pra achar outra solução, encontrei plantas que faziam um efeito parecido e passei a tomar o esomeprazol 1 dia e não tomar 2 dias, porque ??</text:p>
      <text:p text:style-name="Standard">Porque quando tomo esomeprazol a acidez diminui, diminuindo a acidez vou mais ao banheiro e a falta de ar desaparece, mas depois de 2 dias o intestino prende</text:p>
      <text:p text:style-name="Standard">de novo e a falta de ar aparece de novo, não tão forte quanto antes de tomar o esomeprazol, mas aparece de novo ai volto a tomar.</text:p>
      <text:p text:style-name="Standard">Bom então voltando ao passado eu lembrei que meu avo e minha tia e meu pai não tinham o apendice porque todos tiveram apendicite e comecei a pesquisar sobre</text:p>
      <text:p text:style-name="Standard">o assunto e formulei uma teoria que é a seguinte:</text:p>
      <text:p text:style-name="Standard">Antes do kefir eu devia ter uma disbiose então eu tinha muita diarréia, pedaços inteiros de alimento e tal, e claro que por não absorver direito algumas</text:p>
      <text:p text:style-name="Standard">vitaminas e substancias a minha acidez estomacal era baixa, porém ao tomar o kefir penso que aconteceu 2 coisas. O kefir arrumou tudo isso, porém a acidez estomacal</text:p>
      <text:p text:style-name="Standard">deve ter voltado ao normal e mais, eu pesquisei e descobri que o apendice armazena um pouco da microbiota para em casos de emergencia o intestino conseguir</text:p>
      <text:p text:style-name="Standard"><text:soft-page-break/>recompor essa microbiota com os exemplares do apendice, isso foi o que eu li. Acredito que o kefir por ser muito poderoso, no sentido de expulsar e combater</text:p>
      <text:p text:style-name="Standard">tudo que não pertença a simbiose dele, ele colonizou meu apendice tb, creio eu. Porque eu acho isso, porque mesmo que eu tenha diarréias fortes, que tive porque</text:p>
      <text:p text:style-name="Standard">tomei laxantes, o intestino volta a funcionar preso como antes, assim que a dirréia passa, e mesmo que eu tome outros probióticos o intestino continua preso.</text:p>
      <text:p text:style-name="Standard">Estudei que esse kefir tem mais de 40 tipos de bactérias e fungos, e esse bicho deve ser muito forte, pelo que estudei ele combate até escherichia coli, e acredito</text:p>
      <text:p text:style-name="Standard">que ele tenha se alojado bem forte no meu intestino.</text:p>
      <text:p text:style-name="Standard">Agora que vem o pesadelo, mesmo que eu emagreça, o que eu ja estou fazendo, mesmo assim esse bicho não vai sair de dentro de mim assim tão fácil, e eu </text:p>
      <text:p text:style-name="Standard">não quero ter intestino preso pro resto da vida, pelo contrario prefiro solto, até porque mesmo preso eu sinto vontade de ir ao banheiro e não sai, quer dizer</text:p>
      <text:p text:style-name="Standard">eu tenho urgencia em evacuar e não sai, imagina meu desespero !!!</text:p>
      <text:p text:style-name="Standard">Ai pensei numa saida, talvez tirar o apendice ja que meus parentes todos tiraram e todos tinham intestino solto e fazer uma limpeza no meu intestino, afim</text:p>
      <text:p text:style-name="Standard">de eliminar o kefir e colonizar de novo o intestino com probióticos mais leves e que prendam menos o intestino.</text:p>
      <text:p text:style-name="Standard">Outra coisa, eu pesquisei bastante e descobri um probiótico muito interessante chamado mutaflor, pelo que li, ele é a bactéria Escherichia coli que sofreu</text:p>
      <text:p text:style-name="Standard">uma mutação genética e deixou de ser patogenica, chamada de Escherichia coli Nissle 1917, e foi descoberta no intestino de um soldado alemão que não teve colera, enquanto que todos os outros</text:p>
      <text:p text:style-name="Standard">soldados da divisão dele tiveram, então essa bactéria foi isolada e transformada em probiótico. Aliás hitler pelo que pesquisei se beneficiou dela, porque </text:p>
      <text:p text:style-name="Standard">parece que ele tinha algo como intestino irritável (doença alias que eu nunca aceitei, porque muitos disseram que eu tinha isso antes de eu tomar o kefir, e depois </text:p>
      <text:p text:style-name="Standard">a diarréia parou) ou doença de crohn, e alias ele tinha eczema e eu tenho uma coisa bem parecida, e ele se curou de tudo com esse probiótico, inclusive da eczema.</text:p>
      <text:p text:style-name="Standard">Pensei em trazer da alemanha, porem ele é refrigerado e ninguem consegue trazer pra mim, eu não fiz muitos esforços porque fiquei com medo de tomar</text:p>
      <text:p text:style-name="Standard">e acontecer como o kefir, eu achar que ia resolver e piorar ainda mais, mas parece também algo muito promissor esse probiótico !!</text:p>
      <text:p text:style-name="Standard">Outra coisa, estudei também que algumas pesquisas sugerem que a remoção do apendice diminui o risco de parkinson e um irmão do meu avô tinha parkinson e </text:p>
      <text:p text:style-name="Standard">meu avô não tinha, então eu pensei que tudo pode estar interligado, pelo que pesquisei todas as doenças começam a terminam no intestino !!!</text:p>
      <text:p text:style-name="Standard">Como o senhor é um cientista então tenho a esperança de conseguir conversar com o senhor sobre as coisas que pesquisei, porque primeiro, um cientista de</text:p>
      <text:p text:style-name="Standard">verdade acima de tudo não é arrogante e nem prepotente, nem tão pouco se sente ofendido em conversar com alguém leigo que pesquisou algumas coisas, porque</text:p>
      <text:p text:style-name="Standard">o verdadeiro cientista vislumbra um futuro de realizações, não se importa com sentimentos comezinhos sociais, como arrogancia, prepotencia, inveja, </text:p>
      <text:p text:style-name="Standard">medo de ser substituido, porque sabe que a ciencia é infinita e está sempre evoluindo e não tem tempo pra bobagens, porque sabe o sentimento maravilhoso</text:p>
      <text:p text:style-name="Standard">que é descobrir, criar, aprender, inventar e conhecer os segredos da vida e do universo, seus méritos e reconhecimento nào virão dos humanos e de sua mortalidade, mas sim</text:p>
      <text:p text:style-name="Standard">da imortalidade de suas próprias criações como cientista !!</text:p>
      <text:p text:style-name="Standard">Por isso procurei muito até achar o senhor, pra mim o senhor é como aqueles grandes cientistas mostrados nos filmes, aqueles cientistas que guiam a humanidade</text:p>
      <text:p text:style-name="Standard">ao incrivel e extraordinário, como aquele cientista do de volta pro futuro, ou aquele cientista do filme Lucy. Pessoas como o senhor é que criam e salvam</text:p>
      <text:p text:style-name="Standard">a humanidade, assim como fez Pasteur ao salvar a criança que tinha raiva com a sua vacina !!!</text:p>
      <text:p text:style-name="Standard"><text:soft-page-break/>Espero não ter me enganado !! Não, não é fantasia, é fato, Pasteur salvou a criança, o que ontem era um sonho de um louco, hoje é algo que está em nossas mãos</text:p>
      <text:p text:style-name="Standard">como um telefone celular que Nikola Tesla imaginou e foi chamado de louco !!! Então não sou louco, nem um sonhador, de imaginar que exista alguém como o </text:p>
      <text:p text:style-name="Standard">senhor que pode me ajudar de verdade e conversar comigo discutindo cientificamente sobre o que eu pesquisei, sem problema em confirmar ou refutar, porque</text:p>
      <text:p text:style-name="Standard">o senhor é um professor e professores acima de tudo vieram ao mundo para ensinar e gostam e querem que os outros aprendam.</text:p>
      <text:p text:style-name="Standard">Aguardo ansioso e esperançoso uma posição do senhor, eu não quero que o senhor concorde comigo, mas se eu estiver errado e claro que estarei, quero contestação e</text:p>
      <text:p text:style-name="Standard">explicação com propriedade, com ciencia, com lógica, nada de olhar pra mim e dizer que nem um papagaio de pirata, "vc está gordo, vc está gordo" como muitos médicos</text:p>
      <text:p text:style-name="Standard">de linha de produção de convenio fazem, se fosse assim hitler estaria com intestino irritável e a criança que pasteur salvou estaria com espiritos maus, incorporados !!</text:p>
      <text:p text:style-name="Standard">E não, eu também não estou em busca de ter minha fé recompensada, porque para alguns a verdade não basta, eles precisam ter sua fé recompensada. </text:p>
      <text:p text:style-name="Standard">Não, eu quero ciencia, quero saber a verdade com propriedade, tudo tem uma explicação cientifica, o que pode acontecer é que nós humanos ainda não sabemos, mas que tem, tem !!</text:p>
      <text:p text:style-name="Standard">Detalhe sou formado em ciencias da computação,sei o valor da ciencia, acredito nela, no extraordinário, e em professores como o senhor !!!</text:p>
      <text:p text:style-name="Standard"/>
      <text:p text:style-name="Standard"/>
      <text:p text:style-name="Standard">Em poucas gerações os milinários e bilionários serão esquecidos, mas Einstein, Pasteur, Tesla, e outros cientistas, viverão para sempre, em cada aparelho, em cada procedimento</text:p>
      <text:p text:style-name="Standard">em cada vacina, remédio, teoria, em cada coisa que um humano utilizar que veio dessas mentes, a imortalidade está no que vc faz, e não no que vc tem !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</meta:initial-creator>
    <meta:creation-date>2019-11-05T13:30:01.37</meta:creation-date>
    <meta:document-statistic meta:table-count="0" meta:image-count="0" meta:object-count="0" meta:page-count="3" meta:paragraph-count="68" meta:word-count="1680" meta:character-count="9412"/>
    <dc:date>2019-11-05T13:49:35.75</dc:date>
    <dc:creator>Francisco </dc:creator>
    <meta:editing-duration>PT4M24S</meta:editing-duration>
    <meta:editing-cycles>1</meta:editing-cycles>
    <meta:generator>OpenOffice/4.1.5$Win32 OpenOffice.org_project/415m1$Build-9789</meta:generator>
  </office:meta>
</office:document-meta>
</file>